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726cm" fo:min-width="1.19cm"/>
    </style:style>
    <style:style style:name="gr2" style:family="graphic" style:parent-style-name="objectwithoutfill">
      <style:graphic-properties draw:marker-end="Arrow" draw:marker-end-width="0.3cm" draw:fill="none" draw:textarea-horizontal-align="left" draw:textarea-vertical-align="middle" fo:padding-right="0.25cm"/>
    </style:style>
    <style:style style:name="gr3" style:family="graphic" style:parent-style-name="objectwithoutfill">
      <style:graphic-properties draw:marker-end="Arrow" draw:marker-end-width="0.3cm" draw:fill="none" draw:textarea-horizontal-align="right" draw:textarea-vertical-align="middle" fo:padding-right="-0.5cm"/>
    </style:style>
    <style:style style:name="gr4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draw:marker-end="Arrow" draw:marker-end-width="0.3cm" draw:fill="none" draw:textarea-horizontal-align="right" draw:textarea-vertical-align="middle" fo:padding-right="0.25cm"/>
    </style:style>
    <style:style style:name="P1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2.39cm" svg:height="1.38cm" svg:x="5.68cm" svg:y="2.1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6.875cm" svg:y1="3.48cm" svg:x2="4.835cm" svg:y2="4.54cm" draw:start-shape="id1" draw:start-glue-point="8" draw:end-shape="id2" draw:end-glue-point="4" svg:d="M6875 3480l-2040 1060" svg:viewBox="0 0 2041 1061">
          <text:p text:style-name="P2"><text:span text:style-name="T1">a</text:span></text:p>
        </draw:connector>
        <draw:connector draw:style-name="gr3" draw:text-style-name="P1" draw:layer="layout" draw:type="line" svg:x1="5.047cm" svg:y1="1.187cm" svg:x2="6.03cm" svg:y2="2.302cm" draw:end-shape="id1" draw:end-glue-point="5" svg:d="M5047 1187l983 1115" svg:viewBox="0 0 984 1116">
          <text:p/>
        </draw:connector>
        <draw:frame draw:style-name="gr4" draw:text-style-name="P2" draw:layer="layout" svg:width="2.37cm" svg:height="0.555cm" svg:x="5.69cm" svg:y="2.5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2" draw:layer="layout" svg:width="1.999cm" svg:height="0.999cm" svg:x="8.864cm" svg:y="1.44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2" draw:layer="layout" svg:width="1.973cm" svg:height="0.555cm" svg:x="3.849cm" svg:y="4.95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" draw:text-style-name="P1" xml:id="id2" draw:id="id2" draw:layer="layout" svg:width="2.39cm" svg:height="1.38cm" svg:x="3.64cm" svg:y="4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2.39cm" svg:height="1.38cm" svg:x="7.44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39cm" svg:height="1.38cm" svg:x="5.68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317cm" svg:height="0.53cm" svg:x="6.217cm" svg:y="7.29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2" draw:layer="layout" svg:width="2.02cm" svg:height="0.555cm" svg:x="7.625cm" svg:y="4.91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onnector draw:style-name="gr5" draw:text-style-name="P1" draw:layer="layout" draw:type="line" svg:x1="6.875cm" svg:y1="3.48cm" svg:x2="8.635cm" svg:y2="4.5cm" draw:start-shape="id1" draw:start-glue-point="8" draw:end-shape="id3" draw:end-glue-point="4" svg:d="M6875 3480l1760 1020" svg:viewBox="0 0 1761 1021">
          <text:p text:style-name="P2"><text:span text:style-name="T1">c</text:span></text:p>
        </draw:connector>
        <draw:frame draw:style-name="gr4" draw:text-style-name="P2" draw:layer="layout" svg:width="1.791cm" svg:height="0.53cm" svg:x="5.98cm" svg:y="10.0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" draw:text-style-name="P1" xml:id="id5" draw:id="id5" draw:layer="layout" svg:width="2.39cm" svg:height="1.38cm" svg:x="5.68cm" svg:y="9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4.835cm" svg:y1="5.92cm" svg:x2="6.875cm" svg:y2="6.87cm" draw:start-shape="id2" draw:start-glue-point="8" draw:end-shape="id4" draw:end-glue-point="4" svg:d="M4835 5920l2040 950" svg:viewBox="0 0 2041 951">
          <text:p text:style-name="P2"><text:span text:style-name="T1">c</text:span></text:p>
        </draw:connector>
        <draw:connector draw:style-name="gr5" draw:text-style-name="P1" draw:layer="layout" draw:type="line" svg:x1="8.635cm" svg:y1="5.88cm" svg:x2="6.875cm" svg:y2="6.87cm" draw:start-shape="id3" draw:start-glue-point="8" draw:end-shape="id4" draw:end-glue-point="4" svg:d="M8635 5880l-1760 990" svg:viewBox="0 0 1761 991">
          <text:p text:style-name="P2"><text:span text:style-name="T1">a</text:span></text:p>
        </draw:connector>
        <draw:connector draw:style-name="gr5" draw:text-style-name="P1" draw:layer="layout" draw:type="line" svg:x1="6.875cm" svg:y1="8.25cm" svg:x2="6.875cm" svg:y2="9.59cm" draw:start-shape="id4" draw:start-glue-point="8" draw:end-shape="id5" draw:end-glue-point="4" svg:d="M6875 8250v1340" svg:viewBox="0 0 1 1341">
          <text:p text:style-name="P2"><text:span text:style-name="T1">a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uciano de falco alfano</meta:initial-creator>
    <meta:creation-date>2019-01-26T15:40:53.404000000</meta:creation-date>
    <dc:date>2019-02-03T23:03:37.650000000</dc:date>
    <dc:creator>luciano de falco alfano</dc:creator>
    <meta:editing-duration>PT1H13M34S</meta:editing-duration>
    <meta:editing-cycles>7</meta:editing-cycles>
    <meta:generator>LibreOffice/6.1.3.2$Windows_X86_64 LibreOffice_project/86daf60bf00efa86ad547e59e09d6bb77c699acb</meta:generator>
    <meta:document-statistic meta:object-count="17"/>
  </office:meta>
</office:document-meta>
</file>

<file path=Object 1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⋅</mo>
            <mi>b</mi>
          </mrow>
          <msub>
            <mo stretchy="false">∥</mo>
            <mrow>
              <mo fence="true" stretchy="false">{</mo>
              <mrow>
                <mi>b</mi>
              </mrow>
              <mo fence="true" stretchy="false">}</mo>
            </mrow>
          </msub>
          <mrow>
            <mi>c</mi>
            <mo stretchy="false">⋅</mo>
            <mi>b</mi>
          </mrow>
        </mrow>
      </mrow>
      <mo fence="true" stretchy="false">)</mo>
    </mrow>
    <annotation encoding="StarMath 5.0">(a cdot b parallel_{ lbrace b rbrace } c cdot b)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o fence="true" stretchy="false">(</mo>
      <mrow>
        <mrow>
          <mi>b</mi>
          <msub>
            <mo stretchy="false">∥</mo>
            <mrow>
              <mo fence="true" stretchy="false">{</mo>
              <mrow>
                <mi>b</mi>
              </mrow>
              <mo fence="true" stretchy="false">}</mo>
            </mrow>
          </msub>
          <mrow>
            <mi>c</mi>
            <mo stretchy="false">⋅</mo>
            <mi>b</mi>
          </mrow>
        </mrow>
      </mrow>
      <mo fence="true" stretchy="false">)</mo>
    </mrow>
    <annotation encoding="StarMath 5.0">(b parallel_{ lbrace b rbrace } c cdot b) 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⋅</mo>
            <mi>b</mi>
          </mrow>
          <msub>
            <mo stretchy="false">∥</mo>
            <mrow>
              <mo fence="true" stretchy="false">{</mo>
              <mrow>
                <mi>b</mi>
              </mrow>
              <mo fence="true" stretchy="false">}</mo>
            </mrow>
          </msub>
          <mi>b</mi>
        </mrow>
      </mrow>
      <mo fence="true" stretchy="false">)</mo>
    </mrow>
    <annotation encoding="StarMath 5.0">( a cdot b parallel_{ lbrace b rbrace } b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b</mi>
          <msub>
            <mo stretchy="false">∥</mo>
            <mrow>
              <mo fence="true" stretchy="false">{</mo>
              <mrow>
                <mi>b</mi>
              </mrow>
              <mo fence="true" stretchy="false">}</mo>
            </mrow>
          </msub>
          <mi>b</mi>
        </mrow>
      </mrow>
      <mo fence="true" stretchy="false">)</mo>
    </mrow>
    <annotation encoding="StarMath 5.0">(b parallel_{ lbrace b rbrace } b) 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i mathvariant="italic">nil</mi>
          <msub>
            <mo stretchy="false">∥</mo>
            <mrow>
              <mo fence="true" stretchy="false">{</mo>
              <mrow>
                <mi>b</mi>
              </mrow>
              <mo fence="true" stretchy="false">}</mo>
            </mrow>
          </msub>
          <mi mathvariant="italic">nil</mi>
        </mrow>
      </mrow>
      <mo fence="true" stretchy="false">)</mo>
    </mrow>
    <annotation encoding="StarMath 5.0">(nil parallel_{ lbrace b rbrace } nil) </annotation>
  </semantics>
</math>
</file>